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span text:style-name="T2">Task 1:</text:span> Design Process Activities In the UCD readings/slides there have been smatterings of suggested design practices, with only an ad hoc description of them provided during lecture. These are sprinkled throughout your readings, textbook, and notes in various places. Task 1 asks you, in groups, to go explore, finding references to these techniques in your materials, providing an expanded description of them, and identifying where in the UCD process they are most useful. We provide a list of them below. You will split up into groups, and research a group of techniques. You will also be asked to identify one technique on your own, from outside your notes or the slides to add to your research. </text:p>
      <text:p text:style-name="Standard"/>
      <text:p text:style-name="Standard"><text:span text:style-name="T2">Task 2:</text:span> Compare and Contrast the EDP and UCD process models The EDP is described in the attached reading, and the UCD process is described in the slides/notes. Compare and contrast the process models using the following guidelines: 1. Identify process steps that appear to be in common (highly similar) and those that are distinct. Briefly explain the similarity/difference (~2 sentences per step). 2. Compare and contrast the nature of iteration in the two process models. 3. Opinion (no wrong answers): which model does your group like better? What are the pros and cons of each process model? Provide your answer in a side-by-side table forma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3:59:03.320000000</meta:creation-date>
    <dc:date>2015-10-22T16:12:27.455000000</dc:date>
    <meta:editing-duration>PT12M41S</meta:editing-duration>
    <meta:editing-cycles>1</meta:editing-cycles>
    <meta:document-statistic meta:table-count="0" meta:image-count="0" meta:object-count="0" meta:page-count="1" meta:paragraph-count="2" meta:word-count="223" meta:character-count="1350" meta:non-whitespace-character-count="1127"/>
    <meta:generator>LibreOffice/5.0.2.2$Windows_x86 LibreOffice_project/37b43f919e4de5eeaca9b9755ed688758a8251fe</meta:generator>
  </office:meta>
</office:document-meta>
</file>